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22BC3D3F638D45FC41A.png" manifest:media-type="image/png"/>
  <manifest:file-entry manifest:full-path="Pictures/10000201000002DF00000200A16EA10759A327BF.png" manifest:media-type="image/png"/>
  <manifest:file-entry manifest:full-path="Pictures/10000201000003280000022C84691AC5FF35D255.png" manifest:media-type="image/png"/>
  <manifest:file-entry manifest:full-path="Pictures/10000201000002EB00000218CEE6A667F947EF5A.png" manifest:media-type="image/png"/>
  <manifest:file-entry manifest:full-path="Pictures/10000201000002D00000020D3E0C65469A272CA4.png" manifest:media-type="image/png"/>
  <manifest:file-entry manifest:full-path="Pictures/10000201000003280000024410568565F15A9FDA.png" manifest:media-type="image/png"/>
  <manifest:file-entry manifest:full-path="Pictures/10000201000002CC00000208197E0B6236263A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5cm, 1.416cm, 0.078cm, 0.75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5cm, 1.273cm, 0.339cm, 0.61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2cm, 1.222cm, 0.275cm, 0.363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94cm, 1.591cm, 0.437cm, 1.53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3cm, 1.464cm, 0.001cm, 1.004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76cm, 1.403cm, 0.32cm, 1.544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9cm, 1.591cm, 0.332cm, 1.331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Liberation Sans3" fo:font-size="18pt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2.8cm" svg:height="1.073cm" svg:x="8.4cm" svg:y="0.527cm">
          <draw:text-box>
            <text:p><text:span text:style-name="T1">Ent. vs last BS transmission. Diff. Phases.</text:span></text:p>
          </draw:text-box>
        </draw:frame>
        <draw:frame draw:style-name="gr2" draw:text-style-name="P2" draw:layer="layout" svg:width="12.2cm" svg:height="9.295cm" svg:x="1cm" svg:y="1.905cm">
          <draw:image xlink:href="Pictures/10000201000002EB00000218CEE6A667F947EF5A.png" xlink:type="simple" xlink:show="embed" xlink:actuate="onLoad">
            <text:p/>
          </draw:image>
        </draw:frame>
        <draw:frame draw:style-name="gr3" draw:text-style-name="P2" draw:layer="layout" svg:width="12.367cm" svg:height="9.2cm" svg:x="14.633cm" svg:y="1.8cm">
          <draw:image xlink:href="Pictures/10000201000002D00000020D3E0C65469A272CA4.png" xlink:type="simple" xlink:show="embed" xlink:actuate="onLoad">
            <text:p/>
          </draw:image>
        </draw:frame>
        <draw:frame draw:style-name="gr4" draw:text-style-name="P2" draw:layer="layout" svg:width="12.789cm" svg:height="9.399cm" svg:x="0.611cm" svg:y="11.4cm">
          <draw:image xlink:href="Pictures/10000201000002CC00000208197E0B6236263A6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9.6cm" svg:height="1.073cm" svg:x="10.2cm" svg:y="0.327cm">
          <draw:text-box>
            <text:p><text:span text:style-name="T1">E</text:span><text:span text:style-name="T1">n</text:span><text:span text:style-name="T1">t</text:span><text:span text:style-name="T1">.</text:span><text:span text:style-name="T1"> </text:span><text:span text:style-name="T1">v</text:span><text:span text:style-name="T1">s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.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text:span text:style-name="T1">B</text:span><text:span text:style-name="T1">S</text:span></text:p>
          </draw:text-box>
        </draw:frame>
        <draw:frame draw:style-name="gr6" draw:text-style-name="P2" draw:layer="layout" svg:width="12cm" svg:height="9.241cm" svg:x="14.8cm" svg:y="11.6cm">
          <draw:image xlink:href="Pictures/10000201000003280000024410568565F15A9FDA.png" xlink:type="simple" xlink:show="embed" xlink:actuate="onLoad">
            <text:p/>
          </draw:image>
        </draw:frame>
        <draw:frame draw:style-name="gr7" draw:text-style-name="P2" draw:layer="layout" svg:width="12.6cm" svg:height="9.467cm" svg:x="0.6cm" svg:y="2cm">
          <draw:image xlink:href="Pictures/10000201000002DF00000200A16EA10759A327BF.png" xlink:type="simple" xlink:show="embed" xlink:actuate="onLoad">
            <text:p/>
          </draw:image>
        </draw:frame>
        <draw:frame draw:style-name="gr8" draw:text-style-name="P2" draw:layer="layout" svg:width="12.374cm" svg:height="8.999cm" svg:x="14.626cm" svg:y="2cm">
          <draw:image xlink:href="Pictures/10000201000003290000022BC3D3F638D45FC41A.png" xlink:type="simple" xlink:show="embed" xlink:actuate="onLoad">
            <text:p/>
          </draw:image>
        </draw:frame>
        <draw:frame draw:style-name="gr9" draw:text-style-name="P2" draw:layer="layout" svg:width="12.283cm" svg:height="8.933cm" svg:x="1cm" svg:y="11.667cm">
          <draw:image xlink:href="Pictures/10000201000003280000022C84691AC5FF35D25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6-10T21:03:53.315368800</dc:date>
    <meta:editing-duration>PT2H14M24S</meta:editing-duration>
    <meta:editing-cycles>32</meta:editing-cycles>
    <meta:document-statistic meta:object-count="34"/>
  </office:meta>
</office:document-meta>
</file>